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  <style:style style:name="P2" style:family="paragraph" style:parent-style-name="Standard">
      <style:text-properties fo:color="#c5000b"/>
    </style:style>
    <style:style style:name="P3" style:family="paragraph" style:parent-style-name="Standard">
      <style:text-properties fo:color="#009900"/>
    </style:style>
    <style:style style:name="T1" style:family="text">
      <style:text-properties fo:font-variant="normal" fo:text-transform="none" style:font-name="monospace" fo:letter-spacing="normal" fo:font-style="normal" fo:font-weight="normal"/>
    </style:style>
    <style:style style:name="T2" style:family="text">
      <style:text-properties fo:font-variant="normal" fo:text-transform="none" fo:color="#c5000b" style:font-name="monospace" fo:letter-spacing="normal" fo:font-style="normal" fo:font-weight="normal"/>
    </style:style>
    <style:style style:name="T3" style:family="text">
      <style:text-properties fo:color="#009900"/>
    </style:style>
    <style:style style:name="T4" style:family="text">
      <style:text-properties fo:color="#c50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How to run jar file through command prompt?</text:p>
      <text:p text:style-name="P1"/>
      <text:p text:style-name="P2">java -jar demo.jar –server.port=8080</text:p>
      <text:p text:style-name="P2"/>
      <text:p text:style-name="P3">How to run externalized property file?</text:p>
      <text:p text:style-name="P3"/>
      <text:p text:style-name="Standard"><text:span text:style-name="T4">java -jar </text:span><text:span text:style-name="T2">-Dspring.config.location = </text:span><text:a xlink:type="simple" xlink:href="file:///C:/application.properties" text:style-name="Internet_20_link" text:visited-style-name="Visited_20_Internet_20_Link">C:\application.properties</text:a><text:span text:style-name="T2"> demo.jar</text:span></text:p>
      <text:p text:style-name="Standard"><text:span text:style-name="T2"/></text:p>
      <text:p text:style-name="P3"><text:span text:style-name="T1">How to run with specific profile?</text:span></text:p>
      <text:p text:style-name="P3"><text:span text:style-name="T1"/></text:p>
      <text:p text:style-name="P2"><text:span text:style-name="T1">java -jar demo.jar –spring.profiles.active=dev</text:span></text:p>
      <text:p text:style-name="P3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2T12:09:58.51</meta:creation-date>
    <meta:document-statistic meta:table-count="0" meta:image-count="0" meta:object-count="0" meta:page-count="1" meta:paragraph-count="6" meta:word-count="34" meta:character-count="267"/>
    <dc:date>2020-01-02T19:09:33.72</dc:date>
    <meta:editing-duration>PT6H44M24S</meta:editing-duration>
    <meta:editing-cycles>1</meta:editing-cycles>
    <meta:generator>OpenOffice/4.1.7$Win32 OpenOffice.org_project/417m1$Build-9800</meta:generator>
  </office:meta>
</office:document-meta>
</file>